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190774AF8A7.png" manifest:media-type="image/png"/>
  <manifest:file-entry manifest:full-path="Pictures/10000001000005210000010036BB230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number:date-style style:name="C129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2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6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7.75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0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56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2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33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63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1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8cm" svg:stroke-color="#3465a4" draw:stroke-linejoin="round" svg:stroke-linecap="butt" draw:fill="none" fo:padding-top="0.04cm" fo:padding-bottom="0.04cm" fo:padding-left="0.04cm" fo:padding-right="0.04cm" loext:decorative="false"/>
    </style:style>
    <style:style style:name="gr13" style:family="graphic" style:parent-style-name="standard">
      <style:graphic-properties draw:stroke="solid" svg:stroke-width="0.052cm" svg:stroke-color="#3465a4" draw:stroke-linejoin="round" svg:stroke-linecap="butt" draw:fill="none" fo:padding-top="0.026cm" fo:padding-bottom="0.026cm" fo:padding-left="0.026cm" fo:padding-right="0.026cm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2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.75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8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3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8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5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fo:border="none" loext:decorative="false"/>
    </style:style>
    <style:style style:name="gr21" style:family="graphic" style:parent-style-name="objectwithoutfill">
      <style:graphic-properties fo:border="none" loext:decorative="false"/>
    </style:style>
    <style:style style:name="gr22" style:family="graphic" style:parent-style-name="standard" style:data-style-name="C129">
      <style:graphic-properties fo:border="none" loext:decorative="false"/>
    </style:style>
    <style:style style:name="gr23" style:family="graphic" style:parent-style-name="standard">
      <style:graphic-properties draw:stroke="none" draw:fill="solid" draw:fill-color="#ffffff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6" style:family="paragraph">
      <style:paragraph-properties fo:text-align="start" style:writing-mode="lr-tb"/>
      <style:text-properties style:text-underline-style="solid" style:text-underline-width="auto" style:text-underline-color="font-color"/>
    </style:style>
    <style:style style:name="P7" style:family="paragraph">
      <loext:graphic-properties draw:fill="none"/>
      <style:paragraph-properties fo:text-align="start"/>
      <style:text-properties fo:font-size="10pt" style:text-underline-style="solid" style:text-underline-width="auto" style:text-underline-color="font-color" style:font-size-asian="10pt" style:font-size-complex="10pt"/>
    </style:style>
    <style:style style:name="P8" style:family="paragraph">
      <loext:graphic-properties draw:fill="none"/>
      <style:text-properties fo:font-size="10pt" style:text-underline-style="solid" style:text-underline-width="auto" style:text-underline-color="font-color" style:font-size-asian="10pt" style:font-size-complex="10pt"/>
    </style:style>
    <style:style style:name="P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ffffff"/>
    </style:style>
    <style:style style:name="T1" style:family="text">
      <style:text-properties fo:color="#000000" loext:opacity="100%" style:font-name="DejaVu Sans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T2" style:family="text">
      <style:text-properties fo:color="#000000" loext:opacity="100%" style:font-name="DejaVu Sans" fo:font-size="15pt" fo:font-weight="bold" style:font-name-asian="DejaVu Sans" style:font-size-asian="15pt" style:font-weight-asian="bold" style:font-name-complex="DejaVu Sans" style:font-size-complex="15pt" style:font-weight-complex="bold"/>
    </style:style>
    <style:style style:name="T3" style:family="text">
      <style:text-properties fo:color="#000000" loext:opacity="100%" style:font-name="DejaVu Sans" fo:font-size="10pt" style:text-underline-style="solid" style:text-underline-width="auto" style:text-underline-color="font-color" fo:font-weight="bold" style:font-name-asian="DejaVu Sans" style:font-size-asian="10pt" style:font-weight-asian="bold" style:font-name-complex="DejaVu Sans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colposcopy exam" form:apply-filter="true" form:method="post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patientLastNam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FirstName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Age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date form:name="lastMenstrualPeriod" form:control-implementation="ooo:com.sun.star.form.component.DateField" xml:id="control4" form:id="control4" form:min-value="1800-01-01" form:input-required="fals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Date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date>
            <form:date form:name="examinationDate" form:control-implementation="ooo:com.sun.star.form.component.DateField" xml:id="control5" form:id="control5" form:min-value="1800-01-01" form:input-required="fals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Date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date>
            <form:text form:name="treatingDoctor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parity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medicalHistory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indication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conclusion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ctionPlan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1" draw:layer="layout" svg:width="19.003cm" svg:height="3.749cm" svg:x="1cm" svg:y="1.011cm">
          <draw:image xlink:href="Pictures/10000001000005210000010036BB230C.png" xlink:type="simple" xlink:show="embed" xlink:actuate="onLoad" draw:mime-type="image/png">
            <text:p/>
          </draw:image>
        </draw:frame>
        <draw:frame draw:style-name="gr2" draw:text-style-name="P3" draw:layer="layout" svg:width="1.788cm" svg:height="0.412cm" svg:x="8.453cm" svg:y="5.237cm">
          <draw:text-box>
            <text:p text:style-name="P2"><text:span text:style-name="T1">Prénom: </text:span></text:p>
          </draw:text-box>
        </draw:frame>
        <draw:frame draw:style-name="gr3" draw:text-style-name="P3" draw:layer="layout" svg:width="1.026cm" svg:height="0.412cm" svg:x="16.42cm" svg:y="5.219cm">
          <draw:text-box>
            <text:p text:style-name="P2"><text:span text:style-name="T1">Âge: </text:span></text:p>
          </draw:text-box>
        </draw:frame>
        <draw:frame draw:style-name="gr4" draw:text-style-name="P3" draw:layer="layout" svg:width="1.166cm" svg:height="0.412cm" svg:x="1.278cm" svg:y="5.279cm">
          <draw:text-box>
            <text:p text:style-name="P2"><text:span text:style-name="T1">Nom: </text:span></text:p>
          </draw:text-box>
        </draw:frame>
        <draw:frame draw:style-name="gr5" draw:text-style-name="P4" draw:layer="layout" svg:width="7.753cm" svg:height="0.615cm" svg:x="6.248cm" svg:y="5.994cm">
          <draw:text-box>
            <text:p text:style-name="P2"><text:span text:style-name="T2">EXAMEN COLPOSCOPIQUE</text:span></text:p>
          </draw:text-box>
        </draw:frame>
        <draw:frame draw:style-name="gr6" draw:text-style-name="P5" draw:layer="layout" svg:width="1.102cm" svg:height="0.412cm" svg:x="16.408cm" svg:y="6.348cm">
          <draw:text-box>
            <text:p text:style-name="P2"><text:span text:style-name="T1">DDR:</text:span></text:p>
          </draw:text-box>
        </draw:frame>
        <draw:frame draw:style-name="gr7" draw:text-style-name="P3" draw:layer="layout" svg:width="3.562cm" svg:height="0.412cm" svg:x="1.27cm" svg:y="7.262cm">
          <draw:text-box>
            <text:p text:style-name="P2"><text:span text:style-name="T1">Médecin traitant: </text:span></text:p>
          </draw:text-box>
        </draw:frame>
        <draw:frame draw:style-name="gr8" draw:text-style-name="P5" draw:layer="layout" svg:width="0.726cm" svg:height="0.412cm" svg:x="16.431cm" svg:y="7.262cm">
          <draw:text-box>
            <text:p text:style-name="P2"><text:span text:style-name="T1">Le: </text:span></text:p>
          </draw:text-box>
        </draw:frame>
        <draw:frame draw:style-name="gr9" draw:text-style-name="P3" draw:layer="layout" svg:width="1.336cm" svg:height="0.412cm" svg:x="1.27cm" svg:y="8.214cm">
          <draw:text-box>
            <text:p text:style-name="P2"><text:span text:style-name="T1">Parité:</text:span></text:p>
          </draw:text-box>
        </draw:frame>
        <draw:frame draw:style-name="gr10" draw:text-style-name="P3" draw:layer="layout" svg:width="2.631cm" svg:height="0.412cm" svg:x="1.27cm" svg:y="9.124cm">
          <draw:text-box>
            <text:p text:style-name="P2"><text:span text:style-name="T1">Antécédents:</text:span></text:p>
          </draw:text-box>
        </draw:frame>
        <draw:frame draw:style-name="gr11" draw:text-style-name="P3" draw:layer="layout" svg:width="2.119cm" svg:height="0.412cm" svg:x="1.297cm" svg:y="10.517cm">
          <draw:text-box>
            <text:p text:style-name="P2"><text:span text:style-name="T1">Indication:</text:span></text:p>
          </draw:text-box>
        </draw:frame>
        <draw:line draw:style-name="gr12" draw:text-style-name="P1" draw:layer="layout" svg:x1="0.32cm" svg:y1="12.648cm" svg:x2="20.64cm" svg:y2="12.648cm">
          <text:p/>
        </draw:line>
        <draw:line draw:style-name="gr13" draw:text-style-name="P1" draw:layer="layout" svg:x1="10.171cm" svg:y1="12.68cm" svg:x2="10.186cm" svg:y2="26.332cm">
          <text:p/>
        </draw:line>
        <draw:frame draw:style-name="gr14" draw:text-style-name="P7" draw:layer="layout" svg:width="2.127cm" svg:height="0.412cm" svg:x="0.548cm" svg:y="12.838cm">
          <draw:text-box>
            <text:p text:style-name="P6"><text:span text:style-name="T1">Sans Prep.</text:span></text:p>
          </draw:text-box>
        </draw:frame>
        <draw:frame draw:style-name="gr15" draw:text-style-name="P7" draw:layer="layout" svg:width="1.755cm" svg:height="0.468cm" svg:x="10.522cm" svg:y="12.838cm">
          <draw:text-box>
            <text:p text:style-name="P6"><text:span text:style-name="T3">Ac. Acet.</text:span></text:p>
          </draw:text-box>
        </draw:frame>
        <draw:line draw:style-name="gr12" draw:text-style-name="P1" draw:layer="layout" svg:x1="0.32cm" svg:y1="19.633cm" svg:x2="20.64cm" svg:y2="19.633cm">
          <text:p/>
        </draw:line>
        <draw:frame draw:style-name="gr16" draw:text-style-name="P8" draw:layer="layout" svg:width="1.086cm" svg:height="0.412cm" svg:x="0.596cm" svg:y="19.709cm">
          <draw:text-box>
            <text:p text:style-name="P6"><text:span text:style-name="T3">Lugol</text:span></text:p>
          </draw:text-box>
        </draw:frame>
        <draw:frame draw:style-name="gr17" draw:text-style-name="P5" draw:layer="layout" svg:width="1.132cm" svg:height="0.412cm" svg:x="10.522cm" svg:y="19.709cm">
          <draw:text-box>
            <text:p text:style-name="P2"><text:span text:style-name="T3">Vagin</text:span></text:p>
          </draw:text-box>
        </draw:frame>
        <draw:line draw:style-name="gr12" draw:text-style-name="P1" draw:layer="layout" svg:x1="0.254cm" svg:y1="26.36cm" svg:x2="20.575cm" svg:y2="26.36cm">
          <text:p/>
        </draw:line>
        <draw:line draw:style-name="gr13" draw:text-style-name="P1" draw:layer="layout" svg:x1="10.185cm" svg:y1="26.467cm" svg:x2="10.185cm" svg:y2="29.001cm">
          <text:p/>
        </draw:line>
        <draw:frame draw:style-name="gr18" draw:text-style-name="P5" draw:layer="layout" svg:width="2.288cm" svg:height="0.412cm" svg:x="0.551cm" svg:y="26.445cm">
          <draw:text-box>
            <text:p text:style-name="P2"><text:span text:style-name="T1">Conclusio</text:span><text:span text:style-name="T1">n:</text:span></text:p>
          </draw:text-box>
        </draw:frame>
        <draw:frame draw:style-name="gr19" draw:text-style-name="P3" draw:layer="layout" svg:width="3.351cm" svg:height="0.412cm" svg:x="10.54cm" svg:y="26.445cm">
          <draw:text-box>
            <text:p text:style-name="P2"><text:span text:style-name="T1">Conduite à tenir:</text:span></text:p>
          </draw:text-box>
        </draw:frame>
        <draw:control draw:style-name="gr20" draw:text-style-name="P9" draw:layer="controls" svg:width="5.462cm" svg:height="0.624cm" svg:x="2.551cm" svg:y="5.14cm" draw:control="control1"/>
        <draw:control draw:style-name="gr21" draw:text-style-name="P9" draw:layer="controls" svg:width="5.773cm" svg:height="0.624cm" svg:x="10.47cm" svg:y="5.159cm" draw:control="control2"/>
        <draw:control draw:style-name="gr21" draw:text-style-name="P9" draw:layer="controls" svg:width="2.749cm" svg:height="0.624cm" svg:x="17.609cm" svg:y="5.104cm" draw:control="control3"/>
        <draw:control draw:style-name="gr22" draw:text-style-name="P10" draw:layer="controls" svg:width="3.215cm" svg:height="0.625cm" svg:x="17.547cm" svg:y="6.247cm" draw:control="control4"/>
        <draw:control draw:style-name="gr22" draw:text-style-name="P10" draw:layer="controls" svg:width="3.492cm" svg:height="0.625cm" svg:x="17.198cm" svg:y="7.093cm" draw:control="control5"/>
        <draw:control draw:style-name="gr21" draw:text-style-name="P9" draw:layer="controls" svg:width="11.174cm" svg:height="0.624cm" svg:x="4.921cm" svg:y="7.143cm" draw:control="control6"/>
        <draw:control draw:style-name="gr21" draw:text-style-name="P9" draw:layer="controls" svg:width="17.55cm" svg:height="0.786cm" svg:x="2.826cm" svg:y="8.17cm" draw:control="control7"/>
        <draw:control draw:style-name="gr21" draw:text-style-name="P9" draw:layer="controls" svg:width="16.576cm" svg:height="1.345cm" svg:x="4.039cm" svg:y="8.999cm" draw:control="control8"/>
        <draw:control draw:style-name="gr21" draw:text-style-name="P9" draw:layer="controls" svg:width="16.812cm" svg:height="1.969cm" svg:x="3.638cm" svg:y="10.562cm" draw:control="control9"/>
        <draw:control draw:style-name="gr21" draw:text-style-name="P9" draw:layer="controls" svg:width="9.649cm" svg:height="2.095cm" svg:x="0.383cm" svg:y="26.906cm" draw:control="control10"/>
        <draw:control draw:style-name="gr21" draw:text-style-name="P9" draw:layer="controls" svg:width="10.182cm" svg:height="2.095cm" svg:x="10.415cm" svg:y="26.906cm" draw:control="control11"/>
      </draw:page>
      <draw:page draw:name="page2" draw:style-name="dp1" draw:master-page-name="master-page3">
        <office:forms form:automatic-focus="false" form:apply-design-mode="false"/>
        <draw:polygon draw:style-name="gr23" draw:text-style-name="P11" draw:layer="layout" svg:width="21.004cm" svg:height="29.7cm" svg:x="0cm" svg:y="0cm" svg:viewBox="0 0 21005 29701" draw:points="0,0 21005,0 21005,29701 0,29701">
          <text:p/>
        </draw:polygon>
        <draw:frame draw:style-name="gr1" draw:text-style-name="P1" draw:layer="layout" svg:width="21.004cm" svg:height="16.406cm" svg:x="0cm" svg:y="-0.001cm">
          <draw:image xlink:href="Pictures/100000010000020000000190774AF8A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objectwithoutfill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4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7T19:01:23.958117480</dc:date>
    <meta:editing-duration>PT2H2M35S</meta:editing-duration>
    <meta:editing-cycles>23</meta:editing-cycles>
    <meta:generator>LibreOffice/24.2.7.2$Linux_X86_64 LibreOffice_project/420$Build-2</meta:generator>
    <meta:print-date>2025-06-07T19:00:43.379188253</meta:print-date>
    <meta:printed-by>PDF files</meta:printed-by>
    <meta:document-statistic meta:object-count="35"/>
  </office:meta>
</office:document-meta>
</file>